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5"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4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9T04:50:54.935458450</dc:date>
    <meta:editing-duration>P6DT13H39M40S</meta:editing-duration>
    <meta:editing-cycles>941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66" meta:object-count="0"/>
  </office:meta>
</office:document-meta>
</file>